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line-height="200%" fo:text-align="center" style:justify-single-word="false"/>
      <style:text-properties fo:font-size="26pt" style:font-size-asian="26pt" style:font-size-complex="26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paragraph-properties fo:line-height="200%"/>
      <style:text-properties fo:font-size="20pt" style:font-size-asian="20pt" style:font-size-complex="20pt"/>
    </style:style>
    <style:style style:name="P8" style:family="paragraph" style:parent-style-name="Standard">
      <style:paragraph-properties fo:line-height="200%"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Standard">
      <style:paragraph-properties fo:line-height="200%"/>
      <style:text-properties fo:font-size="15pt" style:font-size-asian="15pt" style:font-size-complex="15pt"/>
    </style:style>
    <style:style style:name="P11" style:family="paragraph" style:parent-style-name="Standard">
      <style:paragraph-properties fo:line-height="200%"/>
    </style:style>
    <style:style style:name="P1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5618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4366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4366in" fo:margin-right="0in" fo:text-indent="0in" style:auto-text-indent="false">
        <style:tab-stops/>
      </style:paragraph-properties>
      <style:text-properties fo:font-size="20pt" style:font-size-asian="20pt" style:font-size-complex="20pt"/>
    </style:style>
    <style:style style:name="P18" style:family="paragraph" style:parent-style-name="Standard">
      <style:paragraph-properties fo:margin-left="1.4366in" fo:margin-right="0in" fo:text-indent="0in" style:auto-text-indent="false">
        <style:tab-stops/>
      </style:paragraph-properties>
    </style:style>
    <style:style style:name="P19" style:family="paragraph" style:parent-style-name="Standard">
      <style:paragraph-properties fo:margin-left="1.4366in" fo:margin-right="0in" fo:text-indent="0in" style:auto-text-indent="false">
        <style:tab-stops/>
      </style:paragraph-properties>
      <style:text-properties fo:font-size="10.5pt" fo:font-weight="bold" style:font-size-asian="10.5pt" style:font-weight-asian="bold" style:font-weight-complex="bold"/>
    </style:style>
    <style:style style:name="P20" style:family="paragraph" style:parent-style-name="Standard">
      <style:paragraph-properties fo:margin-left="-0.3118in" fo:margin-right="0in" fo:text-indent="0in" style:auto-text-indent="false">
        <style:tab-stops/>
      </style:paragraph-properties>
    </style:style>
    <style:style style:name="P21" style:family="paragraph" style:parent-style-name="Standard" style:master-page-name="MP0">
      <style:paragraph-properties fo:line-height="200%" fo:text-align="center" style:justify-single-word="false" style:page-number="auto" fo:break-before="page"/>
      <style:text-properties fo:font-size="16pt" style:font-size-asian="16pt" style:font-size-complex="16pt"/>
    </style:style>
    <style:style style:name="P22" style:family="paragraph" style:parent-style-name="Standard">
      <style:text-properties officeooo:paragraph-rsid="0001697e"/>
    </style:style>
    <style:style style:name="P23" style:family="paragraph" style:parent-style-name="Standard">
      <style:paragraph-properties fo:line-height="200%"/>
      <style:text-properties officeooo:rsid="0001697e" officeooo:paragraph-rsid="0001697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1697e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/>
    </style:style>
    <style:style style:name="T5" style:family="text">
      <style:text-properties fo:font-size="10.5pt" fo:font-weight="bold" style:font-size-asian="10.5pt" style:font-weight-asian="bold" style:font-weight-complex="bold"/>
    </style:style>
    <style:style style:name="T6" style:family="text">
      <style:text-properties officeooo:rsid="0001697e"/>
    </style:style>
    <style:style style:name="T7" style:family="text">
      <style:text-properties fo:font-size="12pt" officeooo:rsid="0001697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Dirty Mike and the Boys</text:p>
      <text:p text:style-name="P2"/>
      <text:p text:style-name="P3">Programmers Manual</text:p>
      <text:p text:style-name="P4">R1</text:p>
      <text:p text:style-name="P5"/>
      <text:p text:style-name="P8">Group Members</text:p>
      <text:p text:style-name="P2">Kristopher Pepper</text:p>
      <text:p text:style-name="P2">Jeremy Smith</text:p>
      <text:p text:style-name="P2">Arif Mohammad</text:p>
      <text:p text:style-name="P2">Jacob Culle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Table of Contents</text:p>
      <text:p text:style-name="P11">strlen…………………………………………………………………………………………………….3</text:p>
      <text:p text:style-name="P11">strcpy……………………………………………………………………………………………………3</text:p>
      <text:p text:style-name="P11">atoi………………………………………………………………………………………………………4</text:p>
      <text:p text:style-name="P11">strcmp…………………………………………………………………………………………………...4</text:p>
      <text:p text:style-name="P11">strcat……………………………………………………………………………………………………..5</text:p>
      <text:p text:style-name="P11">ispace…………………………………………………………………………………………………….5</text:p>
      <text:p text:style-name="P11">memset………………………………………………………………………………………………….6</text:p>
      <text:p text:style-name="P11">strok……………………………………………………………………………………………………..6</text:p>
      <text:p text:style-name="P11">version………………………………………………………………………………………………….7</text:p>
      <text:p text:style-name="P11">getTime………………………………………………………………………………………………….8</text:p>
      <text:p text:style-name="P11">getDate…………………………………………………………………………………………………8</text:p>
      <text:p text:style-name="P11">bcdToDecimal…………………………………………………………………………………………9</text:p>
      <text:p text:style-name="P23">commandHandler……………………………………………………………………………………….1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7">Strlen()</text:p>
      <text:p text:style-name="P11"><text:tab/>Takes in a string and returns the length of the string.</text:p>
      <text:p text:style-name="P14">int strlen(const char *s)</text:p>
      <text:p text:style-name="P14">{</text:p>
      <text:p text:style-name="P14"><text:tab/>int length;</text:p>
      <text:p text:style-name="P14"><text:tab/>for (length = 0; *s != '\0'; s++)</text:p>
      <text:p text:style-name="P14"><text:tab/>{</text:p>
      <text:p text:style-name="P14"><text:tab/><text:tab/>length++;</text:p>
      <text:p text:style-name="P14"><text:tab/>}</text:p>
      <text:p text:style-name="P14"><text:tab/>return(length);</text:p>
      <text:p text:style-name="P14">}</text:p>
      <text:p text:style-name="P12"/>
      <text:p text:style-name="P12"/>
      <text:p text:style-name="Standard">Parameter: s-input string</text:p>
      <text:p text:style-name="Standard"/>
      <text:p text:style-name="Standard">Return: <text:s/>length of the string as an int</text:p>
      <text:p text:style-name="Standard"/>
      <text:p text:style-name="P6">stcpy()</text:p>
      <text:p text:style-name="P9"/>
      <text:p text:style-name="Standard"><text:tab/>Takes in two strings and replaces the first with the second.</text:p>
      <text:p text:style-name="Standard"/>
      <text:p text:style-name="P15">char* strcpy(char *s1, const char *s2)</text:p>
      <text:p text:style-name="P15">{</text:p>
      <text:p text:style-name="P15"><text:tab/>int i = 0;</text:p>
      <text:p text:style-name="P15">while (s2[i] != '\0')</text:p>
      <text:p text:style-name="P15">{</text:p>
      <text:p text:style-name="P15">s1[i] = s2[i];</text:p>
      <text:p text:style-name="P15">i++;</text:p>
      <text:p text:style-name="P15">}</text:p>
      <text:p text:style-name="P15">s1[i] = '\0';</text:p>
      <text:p text:style-name="P15">return(s1); // return pointer to destination string</text:p>
      <text:p text:style-name="P15"><text:s/></text:p>
      <text:p text:style-name="P15">}</text:p>
      <text:p text:style-name="P12"/>
      <text:p text:style-name="P12"/>
      <text:p text:style-name="Standard">Parameters: s1-destination string, s2-source string</text:p>
      <text:p text:style-name="Standard"/>
      <text:p text:style-name="Standard">Return: pointer to copied string</text:p>
      <text:p text:style-name="Standard"/>
      <text:p text:style-name="P6"/>
      <text:p text:style-name="P6"><text:soft-page-break/></text:p>
      <text:p text:style-name="P6"/>
      <text:p text:style-name="P6">atoi()</text:p>
      <text:p text:style-name="P6"/>
      <text:p text:style-name="Standard"><text:span text:style-name="Default_20_Paragraph_20_Font"><text:span text:style-name="T1"><text:tab/></text:span></text:span>Takes a string and converts it to its integer equivalent.</text:p>
      <text:p text:style-name="P6"/>
      <text:p text:style-name="P16">int atoi(const char *s)</text:p>
      <text:p text:style-name="P16">{</text:p>
      <text:p text:style-name="P16"><text:tab/>int result = 0;<text:tab/></text:p>
      <text:p text:style-name="P16"><text:s/><text:tab/>int i;</text:p>
      <text:p text:style-name="P16"><text:s text:c="4"/>for (i = 0; s[i] != '\0'; ++i)</text:p>
      <text:p text:style-name="P16"><text:tab/>{</text:p>
      <text:p text:style-name="P16"><text:s text:c="8"/><text:tab/>result = result*10 + s[i] - '0';</text:p>
      <text:p text:style-name="P16"><text:s text:c="2"/><text:tab/>}</text:p>
      <text:p text:style-name="P16"><text:s text:c="4"/>// return result.</text:p>
      <text:p text:style-name="P16"><text:s text:c="4"/>return result; // return integer</text:p>
      <text:p text:style-name="P16">}</text:p>
      <text:p text:style-name="P17"/>
      <text:p text:style-name="Standard">Parameter: s-input string</text:p>
      <text:p text:style-name="Standard"/>
      <text:p text:style-name="Standard">Return: integer equivalent of the input string</text:p>
      <text:p text:style-name="Standard"/>
      <text:p text:style-name="Standard"><text:span text:style-name="Default_20_Paragraph_20_Font"><text:span text:style-name="T1">strcmp()a</text:span></text:span></text:p>
      <text:p text:style-name="Standard"/>
      <text:p text:style-name="Standard"><text:s/><text:tab/>Compares two strings, showing which is longer or if they are equal.</text:p>
      <text:p text:style-name="Standard"/>
      <text:p text:style-name="P16">int strcmp(const char *s1, const char *s2)</text:p>
      <text:p text:style-name="P16">{</text:p>
      <text:p text:style-name="P16"><text:tab/> while ( *s1 != '\0' &amp;&amp; *s2 != '\0' )</text:p>
      <text:p text:style-name="P16"><text:s text:c="6"/>{</text:p>
      <text:p text:style-name="P16"><text:s text:c="9"/>if ( *s1 != *s2 )</text:p>
      <text:p text:style-name="P16"><text:tab/>{</text:p>
      <text:p text:style-name="P16"><text:tab/> <text:s text:c="3"/>break;</text:p>
      <text:p text:style-name="P16"><text:tab/>}</text:p>
      <text:p text:style-name="P16"><text:tab/> s1++;</text:p>
      <text:p text:style-name="P16"><text:tab/> s2++;</text:p>
      <text:p text:style-name="P16"><text:s text:c="6"/>}</text:p>
      <text:p text:style-name="P16">return ( *(unsigned char *)s1 - *(unsigned char *)s2 );<text:line-break/>}</text:p>
      <text:p text:style-name="P16"/>
      <text:p text:style-name="Standard">Parameters: s1-string 1 s2-string 2</text:p>
      <text:p text:style-name="Standard"/>
      <text:p text:style-name="Standard">Return: the comparison status of the two strings</text:p>
      <text:p text:style-name="Standard"/>
      <text:p text:style-name="Standard"><text:soft-page-break/></text:p>
      <text:p text:style-name="Standard"/>
      <text:p text:style-name="Standard"/>
      <text:p text:style-name="P6">strcat()</text:p>
      <text:p text:style-name="P6"/>
      <text:p text:style-name="Standard"><text:tab/>Combines two strings into one.</text:p>
      <text:p text:style-name="Standard"/>
      <text:p text:style-name="P16">char* strcat(char *s1, const char *s2)</text:p>
      <text:p text:style-name="P16">{</text:p>
      <text:p text:style-name="P16"><text:s text:c="2"/>char *rc = s1;</text:p>
      <text:p text:style-name="P16"><text:s text:c="2"/>if (*s1) while(*++s1);</text:p>
      <text:p text:style-name="P16"><text:s text:c="2"/>while( (*s1++ = *s2++) );</text:p>
      <text:p text:style-name="P16"><text:s text:c="2"/>return rc;</text:p>
      <text:p text:style-name="P16">}<text:line-break/></text:p>
      <text:p text:style-name="P16"/>
      <text:p text:style-name="P20">Parameter: s1-destination string, s2-source string</text:p>
      <text:p text:style-name="P20"/>
      <text:p text:style-name="P20">Return: one string, s1 followed by s2.</text:p>
      <text:p text:style-name="P20"/>
      <text:p text:style-name="P20"><text:tab/></text:p>
      <text:p text:style-name="Standard"><text:span text:style-name="Default_20_Paragraph_20_Font"><text:span text:style-name="T1">isspace()</text:span></text:span></text:p>
      <text:p text:style-name="Standard"/>
      <text:p text:style-name="Standard"><text:span text:style-name="Default_20_Paragraph_20_Font"><text:span text:style-name="T3"><text:tab/></text:span></text:span>Determines if the inputted character is empty</text:p>
      <text:p text:style-name="P13"/>
      <text:p text:style-name="P20"/>
      <text:p text:style-name="P16">int isspace(const char *c)</text:p>
      <text:p text:style-name="P16">{</text:p>
      <text:p text:style-name="P16"><text:s text:c="2"/>if (*c == ' ' <text:s/>||</text:p>
      <text:p text:style-name="P16"><text:s text:c="6"/>*c == '\n' ||</text:p>
      <text:p text:style-name="P16"><text:s text:c="6"/>*c == '\r' ||</text:p>
      <text:p text:style-name="P16"><text:s text:c="6"/>*c == '\f' ||</text:p>
      <text:p text:style-name="P16"><text:s text:c="6"/>*c == '\t' ||</text:p>
      <text:p text:style-name="P16"><text:s text:c="6"/>*c == '\v'){</text:p>
      <text:p text:style-name="P16"><text:s text:c="4"/>return 1;</text:p>
      <text:p text:style-name="P16"><text:s text:c="2"/>}</text:p>
      <text:p text:style-name="P16"><text:s text:c="2"/>return 0;</text:p>
      <text:p text:style-name="P16">}</text:p>
      <text:p text:style-name="P16"/>
      <text:p text:style-name="Standard">Parameter: c- character</text:p>
      <text:p text:style-name="Standard"/>
      <text:p text:style-name="Standard">Return: 1 if empty character 0 if not.</text:p>
      <text:p text:style-name="Standard"/>
      <text:p text:style-name="Standard"/>
      <text:p text:style-name="Standard"/>
      <text:p text:style-name="Standard"/>
      <text:p text:style-name="Standard"/>
      <text:p text:style-name="P6"><text:soft-page-break/>memset()</text:p>
      <text:p text:style-name="P6"/>
      <text:p text:style-name="Standard"><text:span text:style-name="Default_20_Paragraph_20_Font"><text:span text:style-name="T1"><text:tab/></text:span></text:span>Sets a region of memory</text:p>
      <text:p text:style-name="P18"><text:span text:style-name="Default_20_Paragraph_20_Font"><text:span text:style-name="T1"><text:line-break/></text:span></text:span><text:span text:style-name="Default_20_Paragraph_20_Font"><text:span text:style-name="T3">void* memset(void *s, int c, size_t n)</text:span></text:span></text:p>
      <text:p text:style-name="P16">{</text:p>
      <text:p text:style-name="P16"><text:s text:c="2"/>unsigned char *p = (unsigned char *) s;</text:p>
      <text:p text:style-name="P16"><text:s text:c="2"/>while(n--){</text:p>
      <text:p text:style-name="P16"><text:s text:c="4"/>*p++ = (unsigned char) c;</text:p>
      <text:p text:style-name="P16"><text:s text:c="2"/>}</text:p>
      <text:p text:style-name="P16"><text:s text:c="2"/>return s;</text:p>
      <text:p text:style-name="P16">}<text:line-break/></text:p>
      <text:p text:style-name="Standard"/>
      <text:p text:style-name="Standard">Parameters: s-destination, c-byte to write, n-count</text:p>
      <text:p text:style-name="Standard"/>
      <text:p text:style-name="Standard">Returns: pointer to memory</text:p>
      <text:p text:style-name="Standard"/>
      <text:p text:style-name="Standard"><text:line-break/><text:span text:style-name="Default_20_Paragraph_20_Font"><text:span text:style-name="T1">strtok()</text:span></text:span></text:p>
      <text:p text:style-name="Standard"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Breaks up a string into smaller pieces</text:span></text:span></text:p>
      <text:p text:style-name="Standard"/>
      <text:p text:style-name="Standard"/>
      <text:p text:style-name="P18"><text:span text:style-name="Default_20_Paragraph_20_Font"><text:span text:style-name="T5">char* strtok(char *s1, const char *s2)</text:span></text:span></text:p>
      <text:p text:style-name="P18"><text:span text:style-name="Default_20_Paragraph_20_Font"><text:span text:style-name="T5">{</text:span></text:span></text:p>
      <text:p text:style-name="P18"><text:span text:style-name="Default_20_Paragraph_20_Font"><text:span text:style-name="T5"><text:s text:c="2"/>static char *tok_tmp = NULL;</text:span></text:span></text:p>
      <text:p text:style-name="P18"><text:span text:style-name="Default_20_Paragraph_20_Font"><text:span text:style-name="T5"><text:s text:c="2"/>const char *p = s2;</text:span></text:span></text:p>
      <text:p text:style-name="P16"/>
      <text:p text:style-name="P18"><text:span text:style-name="Default_20_Paragraph_20_Font"><text:span text:style-name="T5"><text:s text:c="2"/>//new string</text:span></text:span></text:p>
      <text:p text:style-name="P18"><text:span text:style-name="Default_20_Paragraph_20_Font"><text:span text:style-name="T5"><text:s text:c="2"/>if (s1!=NULL){</text:span></text:span></text:p>
      <text:p text:style-name="P18"><text:span text:style-name="Default_20_Paragraph_20_Font"><text:span text:style-name="T5"><text:s text:c="4"/>tok_tmp = s1;</text:span></text:span></text:p>
      <text:p text:style-name="P18"><text:span text:style-name="Default_20_Paragraph_20_Font"><text:span text:style-name="T5"><text:s text:c="2"/>}</text:span></text:span></text:p>
      <text:p text:style-name="P18"><text:span text:style-name="Default_20_Paragraph_20_Font"><text:span text:style-name="T5"><text:s text:c="2"/>//old string cont'd</text:span></text:span></text:p>
      <text:p text:style-name="P18"><text:span text:style-name="Default_20_Paragraph_20_Font"><text:span text:style-name="T5"><text:s text:c="2"/>else {</text:span></text:span></text:p>
      <text:p text:style-name="P18"><text:span text:style-name="Default_20_Paragraph_20_Font"><text:span text:style-name="T5"><text:s text:c="4"/>if (tok_tmp==NULL){</text:span></text:span></text:p>
      <text:p text:style-name="P18"><text:span text:style-name="Default_20_Paragraph_20_Font"><text:span text:style-name="T5"><text:s text:c="6"/>return NULL;</text:span></text:span></text:p>
      <text:p text:style-name="P18"><text:span text:style-name="Default_20_Paragraph_20_Font"><text:span text:style-name="T5"><text:s text:c="4"/>}</text:span></text:span></text:p>
      <text:p text:style-name="P18"><text:span text:style-name="Default_20_Paragraph_20_Font"><text:span text:style-name="T5"><text:s text:c="4"/>s1 = tok_tmp;</text:span></text:span></text:p>
      <text:p text:style-name="P18"><text:span text:style-name="Default_20_Paragraph_20_Font"><text:span text:style-name="T5"><text:s text:c="2"/>}</text:span></text:span></text:p>
      <text:p text:style-name="P16"/>
      <text:p text:style-name="P18"><text:span text:style-name="Default_20_Paragraph_20_Font"><text:span text:style-name="T5"><text:s text:c="2"/>//skip leading s2 characters</text:span></text:span></text:p>
      <text:p text:style-name="P18"><text:span text:style-name="Default_20_Paragraph_20_Font"><text:span text:style-name="T5"><text:s text:c="2"/>while ( *p &amp;&amp; *s1 ){</text:span></text:span></text:p>
      <text:p text:style-name="P18"><text:span text:style-name="Default_20_Paragraph_20_Font"><text:span text:style-name="T5"><text:s text:c="4"/>if (*s1==*p){</text:span></text:span></text:p>
      <text:p text:style-name="P18"><text:span text:style-name="Default_20_Paragraph_20_Font"><text:span text:style-name="T5"><text:s text:c="6"/>++s1;</text:span></text:span></text:p>
      <text:p text:style-name="P18"><text:span text:style-name="Default_20_Paragraph_20_Font"><text:span text:style-name="T5"><text:s text:c="6"/>p = s2;</text:span></text:span></text:p>
      <text:p text:style-name="P18"><text:span text:style-name="Default_20_Paragraph_20_Font"><text:span text:style-name="T5"><text:s text:c="6"/>continue;</text:span></text:span></text:p>
      <text:p text:style-name="P18"><text:span text:style-name="Default_20_Paragraph_20_Font"><text:span text:style-name="T5"><text:s text:c="4"/>}</text:span></text:span></text:p>
      <text:p text:style-name="P18"><text:soft-page-break/><text:span text:style-name="Default_20_Paragraph_20_Font"><text:span text:style-name="T5"><text:s text:c="4"/>++p;</text:span></text:span></text:p>
      <text:p text:style-name="P18"><text:span text:style-name="Default_20_Paragraph_20_Font"><text:span text:style-name="T5"><text:s text:c="2"/>}</text:span></text:span></text:p>
      <text:p text:style-name="P16"/>
      <text:p text:style-name="P18"><text:span text:style-name="Default_20_Paragraph_20_Font"><text:span text:style-name="T5"><text:s text:c="2"/>//no more to parse</text:span></text:span></text:p>
      <text:p text:style-name="P18"><text:span text:style-name="Default_20_Paragraph_20_Font"><text:span text:style-name="T5"><text:s text:c="2"/>if (!*s1){</text:span></text:span></text:p>
      <text:p text:style-name="P18"><text:span text:style-name="Default_20_Paragraph_20_Font"><text:span text:style-name="T5"><text:s text:c="4"/>return (tok_tmp = NULL);</text:span></text:span></text:p>
      <text:p text:style-name="P18"><text:span text:style-name="Default_20_Paragraph_20_Font"><text:span text:style-name="T5"><text:s text:c="2"/>}</text:span></text:span></text:p>
      <text:p text:style-name="P16"/>
      <text:p text:style-name="P18"><text:span text:style-name="Default_20_Paragraph_20_Font"><text:span text:style-name="T5"><text:s text:c="2"/>//skip non-s2 characters</text:span></text:span></text:p>
      <text:p text:style-name="P18"><text:span text:style-name="Default_20_Paragraph_20_Font"><text:span text:style-name="T5"><text:s text:c="2"/>tok_tmp = s1;</text:span></text:span></text:p>
      <text:p text:style-name="P18"><text:span text:style-name="Default_20_Paragraph_20_Font"><text:span text:style-name="T5"><text:s text:c="2"/>while (*tok_tmp){</text:span></text:span></text:p>
      <text:p text:style-name="P18"><text:span text:style-name="Default_20_Paragraph_20_Font"><text:span text:style-name="T5"><text:s text:c="4"/>p = s2;</text:span></text:span></text:p>
      <text:p text:style-name="P18"><text:span text:style-name="Default_20_Paragraph_20_Font"><text:span text:style-name="T5"><text:s text:c="4"/>while (*p){</text:span></text:span></text:p>
      <text:p text:style-name="P18"><text:span text:style-name="Default_20_Paragraph_20_Font"><text:span text:style-name="T5"><text:s text:c="6"/>if (*tok_tmp==*p++){</text:span></text:span></text:p>
      <text:p text:style-name="P18"><text:span text:style-name="Default_20_Paragraph_20_Font"><text:span text:style-name="T5"><text:tab/>*tok_tmp++ = '\0';</text:span></text:span></text:p>
      <text:p text:style-name="P18"><text:span text:style-name="Default_20_Paragraph_20_Font"><text:span text:style-name="T5"><text:tab/>return s1;</text:span></text:span></text:p>
      <text:p text:style-name="P18"><text:span text:style-name="Default_20_Paragraph_20_Font"><text:span text:style-name="T5"><text:s text:c="6"/>}</text:span></text:span></text:p>
      <text:p text:style-name="P18"><text:span text:style-name="Default_20_Paragraph_20_Font"><text:span text:style-name="T5"><text:s text:c="4"/>}</text:span></text:span></text:p>
      <text:p text:style-name="P18"><text:span text:style-name="Default_20_Paragraph_20_Font"><text:span text:style-name="T5"><text:s text:c="4"/>++tok_tmp;</text:span></text:span></text:p>
      <text:p text:style-name="P18"><text:span text:style-name="Default_20_Paragraph_20_Font"><text:span text:style-name="T5"><text:s text:c="2"/>}</text:span></text:span></text:p>
      <text:p text:style-name="P16"/>
      <text:p text:style-name="P18"><text:span text:style-name="Default_20_Paragraph_20_Font"><text:span text:style-name="T5"><text:s text:c="2"/>//end of string</text:span></text:span></text:p>
      <text:p text:style-name="P18"><text:span text:style-name="Default_20_Paragraph_20_Font"><text:span text:style-name="T5"><text:s text:c="2"/>tok_tmp = NULL;</text:span></text:span></text:p>
      <text:p text:style-name="P18"><text:span text:style-name="Default_20_Paragraph_20_Font"><text:span text:style-name="T5"><text:s text:c="2"/>return s1;</text:span></text:span></text:p>
      <text:p text:style-name="P18"><text:span text:style-name="Default_20_Paragraph_20_Font"><text:span text:style-name="T5">}</text:span></text:span></text:p>
      <text:p text:style-name="P18"><text:tab/></text:p>
      <text:p text:style-name="P18"/>
      <text:p text:style-name="Standard">Parameters: s1-string, s2-delimiter</text:p>
      <text:p text:style-name="Standard"/>
      <text:p text:style-name="Standard">Returns: last character from smaller strings</text:p>
      <text:p text:style-name="Standard"/>
      <text:p text:style-name="Standard"/>
      <text:p text:style-name="Standard"><text:span text:style-name="Default_20_Paragraph_20_Font"><text:span text:style-name="T1">version()</text:span></text:span></text:p>
      <text:p text:style-name="Standard"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Prints out a string which says what module the OS is on and another string that says when it was completed</text:span></text:span></text:p>
      <text:p text:style-name="Standard"/>
      <text:p text:style-name="P18"><text:span text:style-name="Default_20_Paragraph_20_Font"><text:span text:style-name="T5">version(){</text:span></text:span></text:p>
      <text:p text:style-name="P18"><text:span text:style-name="Default_20_Paragraph_20_Font"><text:span text:style-name="T5">serial_println("R1");</text:span></text:span></text:p>
      <text:p text:style-name="P18"><text:span text:style-name="Default_20_Paragraph_20_Font"><text:span text:style-name="T5"><text:s text:c="2"/>serial_println("2/4/2016");</text:span></text:span></text:p>
      <text:p text:style-name="P18">}<text:tab/></text:p>
      <text:p text:style-name="P18"/>
      <text:p text:style-name="Standard">Parameters: none</text:p>
      <text:p text:style-name="Standard"/>
      <text:p text:style-name="Standard">Returns: none</text:p>
      <text:p text:style-name="Standard"/>
      <text:p text:style-name="Standard"/>
      <text:p text:style-name="Standard"><text:span text:style-name="Default_20_Paragraph_20_Font"><text:span text:style-name="T1">getTime()</text:span></text:span></text:p>
      <text:p text:style-name="Standard"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Prints out the time that is stored on the registry. <text:s/></text:span></text:span></text:p>
      <text:p text:style-name="Standard"><text:soft-page-break/></text:p>
      <text:p text:style-name="Standard"/>
      <text:p text:style-name="P18"><text:span text:style-name="Default_20_Paragraph_20_Font"><text:span text:style-name="T5">void getTime(){</text:span></text:span></text:p>
      <text:p text:style-name="P18"><text:span text:style-name="Default_20_Paragraph_20_Font"><text:span text:style-name="T5">outb(0x70,0x04);</text:span></text:span></text:p>
      <text:p text:style-name="P18"><text:span text:style-name="Default_20_Paragraph_20_Font"><text:span text:style-name="T5">unsigned char hours= inb(0x71);</text:span></text:span></text:p>
      <text:p text:style-name="P18"><text:span text:style-name="Default_20_Paragraph_20_Font"><text:span text:style-name="T5"><text:s/>bcdToDecimal(hours);</text:span></text:span></text:p>
      <text:p text:style-name="P18"><text:span text:style-name="Default_20_Paragraph_20_Font"><text:span text:style-name="T5">serial_print(":");</text:span></text:span></text:p>
      <text:p text:style-name="P18"><text:span text:style-name="Default_20_Paragraph_20_Font"><text:span text:style-name="T5">outb(0x70,0x02);</text:span></text:span></text:p>
      <text:p text:style-name="P18"><text:span text:style-name="Default_20_Paragraph_20_Font"><text:span text:style-name="T5">unsigned char minutes=inb(0x71);</text:span></text:span></text:p>
      <text:p text:style-name="P18"><text:span text:style-name="Default_20_Paragraph_20_Font"><text:span text:style-name="T5">bcdToDecimal(minutes);</text:span></text:span></text:p>
      <text:p text:style-name="P18"><text:span text:style-name="Default_20_Paragraph_20_Font"><text:span text:style-name="T5">serial_print(":");</text:span></text:span></text:p>
      <text:p text:style-name="P18"><text:span text:style-name="Default_20_Paragraph_20_Font"><text:span text:style-name="T5">outb(0x70,0x00);</text:span></text:span></text:p>
      <text:p text:style-name="P18"><text:span text:style-name="Default_20_Paragraph_20_Font"><text:span text:style-name="T5">unsigned char seconds=inb(0x71);</text:span></text:span></text:p>
      <text:p text:style-name="P18"><text:span text:style-name="Default_20_Paragraph_20_Font"><text:span text:style-name="T5">bcdToDecimal(seconds);</text:span></text:span></text:p>
      <text:p text:style-name="P18"><text:span text:style-name="Default_20_Paragraph_20_Font"><text:span text:style-name="T5">}</text:span></text:span></text:p>
      <text:p text:style-name="P18"><text:tab/></text:p>
      <text:p text:style-name="P18"/>
      <text:p text:style-name="Standard">Parameters: none</text:p>
      <text:p text:style-name="Standard"/>
      <text:p text:style-name="Standard">Returns: prints out the current time</text:p>
      <text:p text:style-name="Standard"/>
      <text:p text:style-name="Standard"/>
      <text:p text:style-name="Standard"><text:span text:style-name="Default_20_Paragraph_20_Font"><text:span text:style-name="T1">getDate()</text:span></text:span></text:p>
      <text:p text:style-name="Standard"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Prints out the date that is currently stored on the registry.</text:span></text:span></text:p>
      <text:p text:style-name="Standard"/>
      <text:p text:style-name="P16">void getDate(){</text:p>
      <text:p text:style-name="P16">outb(0x70,0x08);</text:p>
      <text:p text:style-name="P16">unsigned char months= inb(0x71);</text:p>
      <text:p text:style-name="P16"><text:s/>bcdToDecimal(months);</text:p>
      <text:p text:style-name="P16">serial_print("/");</text:p>
      <text:p text:style-name="P16">outb(0x70,0x07);</text:p>
      <text:p text:style-name="P16">unsigned char days=inb(0x71);</text:p>
      <text:p text:style-name="P16">bcdToDecimal(days);</text:p>
      <text:p text:style-name="P16">serial_print("/");</text:p>
      <text:p text:style-name="P16">outb(0x70,0x09);</text:p>
      <text:p text:style-name="P16">unsigned char years=inb(0x71);</text:p>
      <text:p text:style-name="P16">bcdToDecimal(years);</text:p>
      <text:p text:style-name="P18">}</text:p>
      <text:p text:style-name="P18"/>
      <text:p text:style-name="Standard">Parameters: none</text:p>
      <text:p text:style-name="Standard"/>
      <text:p text:style-name="Standard">Returns: prints out the current date.</text:p>
      <text:p text:style-name="Standard"/>
      <text:p text:style-name="Standard"><text:span text:style-name="Default_20_Paragraph_20_Font"><text:span text:style-name="T1">bcdToDecimal()</text:span></text:span></text:p>
      <text:p text:style-name="Standard"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Converts a given binary number to decimal</text:span></text:span></text:p>
      <text:p text:style-name="Standard"><text:soft-page-break/></text:p>
      <text:p text:style-name="P18"><text:span text:style-name="Default_20_Paragraph_20_Font"><text:span text:style-name="T5">void bcdToDecimal(unsigned char n)</text:span></text:span></text:p>
      <text:p text:style-name="P18"><text:span text:style-name="Default_20_Paragraph_20_Font"><text:span text:style-name="T5">{</text:span></text:span></text:p>
      <text:p text:style-name="P18"><text:span text:style-name="Default_20_Paragraph_20_Font"><text:span text:style-name="T5"><text:tab/>int ones1, tens1;</text:span></text:span></text:p>
      <text:p text:style-name="P18"><text:span text:style-name="Default_20_Paragraph_20_Font"><text:span text:style-name="T5">unsigned char tens=((n &amp; 0xF0) &gt;&gt;4) *10;</text:span></text:span></text:p>
      <text:p text:style-name="P18"><text:span text:style-name="Default_20_Paragraph_20_Font"><text:span text:style-name="T5">unsigned char ones=(n &amp; 0x0F);</text:span></text:span></text:p>
      <text:p text:style-name="P16"/>
      <text:p text:style-name="P18"><text:span text:style-name="Default_20_Paragraph_20_Font"><text:span text:style-name="T5">tens1= tens+0x30;</text:span></text:span></text:p>
      <text:p text:style-name="P18"><text:span text:style-name="Default_20_Paragraph_20_Font"><text:span text:style-name="T5">ones1= ones+0x30;</text:span></text:span></text:p>
      <text:p text:style-name="P18"><text:span text:style-name="Default_20_Paragraph_20_Font"><text:span text:style-name="T5">while(tens1 &gt;57)</text:span></text:span></text:p>
      <text:p text:style-name="P18"><text:span text:style-name="Default_20_Paragraph_20_Font"><text:span text:style-name="T5">tens1=tens1-9;</text:span></text:span></text:p>
      <text:p text:style-name="P16"/>
      <text:p text:style-name="P18"><text:span text:style-name="Default_20_Paragraph_20_Font"><text:span text:style-name="T5">serial_print((const char *)&amp;tens1);</text:span></text:span></text:p>
      <text:p text:style-name="P18"><text:span text:style-name="Default_20_Paragraph_20_Font"><text:span text:style-name="T5">serial_print((const char *)&amp;ones1);</text:span></text:span></text:p>
      <text:p text:style-name="P16"/>
      <text:p text:style-name="P16"/>
      <text:p text:style-name="P18"><text:span text:style-name="Default_20_Paragraph_20_Font"><text:span text:style-name="T5">}</text:span></text:span></text:p>
      <text:p text:style-name="P18"/>
      <text:p text:style-name="Standard">Parameters: take in an unsigned char.</text:p>
      <text:p text:style-name="Standard"/>
      <text:p text:style-name="Standard">Return: none</text:p>
      <text:p text:style-name="Standard"/>
      <text:p text:style-name="Standard"><text:span text:style-name="Default_20_Paragraph_20_Font"><text:span text:style-name="T1">setTime()</text:span></text:span></text:p>
      <text:p text:style-name="Standard"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Takes in 3 inputs for hours, minutes, and seconds and adds those values to their appropriate registry and saves them.</text:span></text:span></text:p>
      <text:p text:style-name="Standard"/>
      <text:p text:style-name="P19">void setTime(int hours, int minutes, int seconds ){</text:p>
      <text:p text:style-name="P19"><text:tab/>int h= decimalToBcd(hours);</text:p>
      <text:p text:style-name="P19"><text:tab/>cli();</text:p>
      <text:p text:style-name="P19"><text:tab/>outb(0x04,h);</text:p>
      <text:p text:style-name="P19"><text:tab/>outb(0x71,0x04);</text:p>
      <text:p text:style-name="P19"><text:tab/>sti();</text:p>
      <text:p text:style-name="P19"><text:tab/>int m= decimalToBcd(minutes);</text:p>
      <text:p text:style-name="P19"><text:tab/>cli();</text:p>
      <text:p text:style-name="P19"><text:tab/>outb(0x02,m);</text:p>
      <text:p text:style-name="P19"><text:tab/>outb(0x71,0x02);</text:p>
      <text:p text:style-name="P19"><text:tab/>sti();</text:p>
      <text:p text:style-name="P19"><text:tab/>int s= decimalToBcd(seconds);</text:p>
      <text:p text:style-name="P19"><text:tab/>cli();</text:p>
      <text:p text:style-name="P19"><text:tab/>outb(0x00,s);</text:p>
      <text:p text:style-name="P19"><text:tab/>outb(0x71,0x00);</text:p>
      <text:p text:style-name="P18"><text:span text:style-name="Default_20_Paragraph_20_Font"><text:span text:style-name="T5">}</text:span></text:span><text:tab/></text:p>
      <text:p text:style-name="P18"/>
      <text:p text:style-name="Standard">Parameters: int hours, int minutes, int seconds</text:p>
      <text:p text:style-name="Standard"/>
      <text:p text:style-name="Standard">Returns: none</text:p>
      <text:p text:style-name="Standard"/>
      <text:p text:style-name="Standard"/>
      <text:p text:style-name="Standard"><text:span text:style-name="Default_20_Paragraph_20_Font"><text:span text:style-name="T1">setDate()</text:span></text:span></text:p>
      <text:p text:style-name="Standard"><text:soft-page-break/><text:span text:style-name="Default_20_Paragraph_20_Font"><text:span text:style-name="T1"><text:tab/></text:span></text:span></text:p>
      <text:p text:style-name="Standard"><text:span text:style-name="Default_20_Paragraph_20_Font"><text:span text:style-name="T1"><text:tab/></text:span></text:span><text:span text:style-name="Default_20_Paragraph_20_Font"><text:span text:style-name="T4">Takes in 3 inputs for months, days, and years and adds those values to their appropriate registry and saves them.</text:span></text:span></text:p>
      <text:p text:style-name="P19">void setDate(int months, int days, int years)</text:p>
      <text:p text:style-name="P19">{</text:p>
      <text:p text:style-name="P19"><text:tab/>unsigned char m= decimalToBcd(months);</text:p>
      <text:p text:style-name="P19"><text:tab/>unsigned char d= decimalToBcd(days);</text:p>
      <text:p text:style-name="P19"><text:tab/>unsigned char y= decimalToBcd(years);</text:p>
      <text:p text:style-name="P18"><text:span text:style-name="Default_20_Paragraph_20_Font"><text:span text:style-name="T5">}</text:span></text:span></text:p>
      <text:p text:style-name="Standard">Parameters: int months, int days, int years</text:p>
      <text:p text:style-name="Standard"/>
      <text:p text:style-name="Standard">Returns: none</text:p>
      <text:p text:style-name="Standard"/>
      <text:p text:style-name="Standard"/>
      <text:p text:style-name="P22"><text:span text:style-name="Default_20_Paragraph_20_Font"><text:span text:style-name="T2">commandHandler</text:span></text:span><text:span text:style-name="Default_20_Paragraph_20_Font"><text:span text:style-name="T1">()</text:span></text:span></text:p>
      <text:p text:style-name="P22"><text:span text:style-name="Default_20_Paragraph_20_Font"><text:span text:style-name="T1"/></text:span></text:p>
      <text:p text:style-name="P22"><text:span text:style-name="Default_20_Paragraph_20_Font"><text:span text:style-name="T7">Accepts input and deals with commands accordingly.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creation-date>2016-02-04T23:31:00Z</meta:creation-date>
    <dc:date>2016-02-05T06:15:53.523154125</dc:date>
    <meta:editing-cycles>10</meta:editing-cycles>
    <meta:editing-duration>PT4H17M7S</meta:editing-duration>
    <meta:document-statistic meta:table-count="0" meta:image-count="0" meta:object-count="0" meta:page-count="10" meta:paragraph-count="270" meta:word-count="795" meta:character-count="5698" meta:non-whitespace-character-count="4846"/>
    <meta:template xlink:type="simple" xlink:actuate="onRequest" xlink:title="" xlink:href="Normal"/>
  </office:meta>
</office:document-meta>
</file>